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>
            <text:p>Pozycja</text:p>
          </table:table-cell>
          <table:table-cell table:style-name="ce1" office:value-type="string">
            <text:p>Kraj</text:p>
          </table:table-cell>
          <table:table-cell table:style-name="ce1" office:value-type="string">
            <text:p>Suma zgonów 2018 I 2019</text:p>
          </table:table-cell>
          <table:table-cell table:style-name="ce1" office:value-type="string">
            <text:p>Suma zgonów 2020 I 2021</text:p>
          </table:table-cell>
          <table:table-cell table:style-name="ce1" office:value-type="string">
            <text:p>Zmiana</text:p>
          </table:table-cell>
          <table:table-cell table:style-name="ce2" office:value-type="string">
            <text:p>Zmiana proc.</text:p>
          </table:table-cell>
          <table:table-cell table:style-name="ce1" office:value-type="string">
            <text:p>Liczba okresów</text:p>
          </table:table-cell>
          <table:table-cell office:value-type="string">
            <text:p>Miesięcznie/Tygodnio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spy Owcze</text:p>
          </table:table-cell>
          <table:table-cell office:value-type="float" office:value="805">
            <text:p>805</text:p>
          </table:table-cell>
          <table:table-cell office:value-type="float" office:value="794">
            <text:p>794</text:p>
          </table:table-cell>
          <table:table-cell office:value-type="float" office:value="-11">
            <text:p>-11</text:p>
          </table:table-cell>
          <table:table-cell office:value-type="float" office:value="-1.37">
            <text:p>-1,37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arbados</text:p>
          </table:table-cell>
          <table:table-cell office:value-type="float" office:value="4089">
            <text:p>4089</text:p>
          </table:table-cell>
          <table:table-cell office:value-type="float" office:value="4038">
            <text:p>4038</text:p>
          </table:table-cell>
          <table:table-cell office:value-type="float" office:value="-51">
            <text:p>-51</text:p>
          </table:table-cell>
          <table:table-cell office:value-type="float" office:value="-1.25">
            <text:p>-1,25</text:p>
          </table:table-cell>
          <table:table-cell office:value-type="float" office:value="18">
            <text:p>18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szele</text:p>
          </table:table-cell>
          <table:table-cell office:value-type="float" office:value="1613">
            <text:p>1613</text:p>
          </table:table-cell>
          <table:table-cell office:value-type="float" office:value="1593">
            <text:p>1593</text:p>
          </table:table-cell>
          <table:table-cell office:value-type="float" office:value="-20">
            <text:p>-20</text:p>
          </table:table-cell>
          <table:table-cell office:value-type="float" office:value="-1.24">
            <text:p>-1,24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wa Zelandia</text:p>
          </table:table-cell>
          <table:table-cell office:value-type="float" office:value="67141">
            <text:p>67141</text:p>
          </table:table-cell>
          <table:table-cell office:value-type="float" office:value="67298">
            <text:p>67298</text:p>
          </table:table-cell>
          <table:table-cell office:value-type="float" office:value="157">
            <text:p>157</text:p>
          </table:table-cell>
          <table:table-cell office:value-type="float" office:value="0.23">
            <text:p>0,23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rwegia</text:p>
          </table:table-cell>
          <table:table-cell office:value-type="float" office:value="81162">
            <text:p>81162</text:p>
          </table:table-cell>
          <table:table-cell office:value-type="float" office:value="82219">
            <text:p>82219</text:p>
          </table:table-cell>
          <table:table-cell office:value-type="float" office:value="1057">
            <text:p>1057</text:p>
          </table:table-cell>
          <table:table-cell office:value-type="float" office:value="1.3">
            <text:p>1,30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enlandia</text:p>
          </table:table-cell>
          <table:table-cell office:value-type="float" office:value="1035">
            <text:p>1035</text:p>
          </table:table-cell>
          <table:table-cell office:value-type="float" office:value="1050">
            <text:p>1050</text:p>
          </table:table-cell>
          <table:table-cell office:value-type="float" office:value="15">
            <text:p>15</text:p>
          </table:table-cell>
          <table:table-cell office:value-type="float" office:value="1.45">
            <text:p>1,45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tigua i Barbuda</text:p>
          </table:table-cell>
          <table:table-cell office:value-type="float" office:value="1199">
            <text:p>1199</text:p>
          </table:table-cell>
          <table:table-cell office:value-type="float" office:value="1223">
            <text:p>1223</text:p>
          </table:table-cell>
          <table:table-cell office:value-type="float" office:value="24">
            <text:p>24</text:p>
          </table:table-cell>
          <table:table-cell office:value-type="float" office:value="2">
            <text:p>2,00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ania</text:p>
          </table:table-cell>
          <table:table-cell office:value-type="float" office:value="108881">
            <text:p>108881</text:p>
          </table:table-cell>
          <table:table-cell office:value-type="float" office:value="111250">
            <text:p>111250</text:p>
          </table:table-cell>
          <table:table-cell office:value-type="float" office:value="2369">
            <text:p>2369</text:p>
          </table:table-cell>
          <table:table-cell office:value-type="float" office:value="2.18">
            <text:p>2,18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jwan</text:p>
          </table:table-cell>
          <table:table-cell office:value-type="float" office:value="349080">
            <text:p>349080</text:p>
          </table:table-cell>
          <table:table-cell office:value-type="float" office:value="356888">
            <text:p>356888</text:p>
          </table:table-cell>
          <table:table-cell office:value-type="float" office:value="7808">
            <text:p>7808</text:p>
          </table:table-cell>
          <table:table-cell office:value-type="float" office:value="2.24">
            <text:p>2,24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slandia</text:p>
          </table:table-cell>
          <table:table-cell office:value-type="float" office:value="4508">
            <text:p>4508</text:p>
          </table:table-cell>
          <table:table-cell office:value-type="float" office:value="4631">
            <text:p>4631</text:p>
          </table:table-cell>
          <table:table-cell office:value-type="float" office:value="123">
            <text:p>123</text:p>
          </table:table-cell>
          <table:table-cell office:value-type="float" office:value="2.73">
            <text:p>2,73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ustralia</text:p>
          </table:table-cell>
          <table:table-cell office:value-type="float" office:value="323443">
            <text:p>323443</text:p>
          </table:table-cell>
          <table:table-cell office:value-type="float" office:value="332676">
            <text:p>332676</text:p>
          </table:table-cell>
          <table:table-cell office:value-type="float" office:value="9233">
            <text:p>9233</text:p>
          </table:table-cell>
          <table:table-cell office:value-type="float" office:value="2.85">
            <text:p>2,85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aponia</text:p>
          </table:table-cell>
          <table:table-cell office:value-type="float" office:value="2750245">
            <text:p>2750245</text:p>
          </table:table-cell>
          <table:table-cell office:value-type="float" office:value="2836833">
            <text:p>2836833</text:p>
          </table:table-cell>
          <table:table-cell office:value-type="float" office:value="86588">
            <text:p>86588</text:p>
          </table:table-cell>
          <table:table-cell office:value-type="float" office:value="3.15">
            <text:p>3,15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ongolia</text:p>
          </table:table-cell>
          <table:table-cell office:value-type="float" office:value="34536">
            <text:p>34536</text:p>
          </table:table-cell>
          <table:table-cell office:value-type="float" office:value="35851">
            <text:p>35851</text:p>
          </table:table-cell>
          <table:table-cell office:value-type="float" office:value="1315">
            <text:p>1315</text:p>
          </table:table-cell>
          <table:table-cell office:value-type="float" office:value="3.81">
            <text:p>3,81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inlandia</text:p>
          </table:table-cell>
          <table:table-cell office:value-type="float" office:value="108189">
            <text:p>108189</text:p>
          </table:table-cell>
          <table:table-cell office:value-type="float" office:value="112311">
            <text:p>112311</text:p>
          </table:table-cell>
          <table:table-cell office:value-type="float" office:value="4122">
            <text:p>4122</text:p>
          </table:table-cell>
          <table:table-cell office:value-type="float" office:value="3.81">
            <text:p>3,81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kao</text:p>
          </table:table-cell>
          <table:table-cell office:value-type="float" office:value="4351">
            <text:p>4351</text:p>
          </table:table-cell>
          <table:table-cell office:value-type="float" office:value="4550">
            <text:p>4550</text:p>
          </table:table-cell>
          <table:table-cell office:value-type="float" office:value="199">
            <text:p>199</text:p>
          </table:table-cell>
          <table:table-cell office:value-type="float" office:value="4.57">
            <text:p>4,57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zwecja</text:p>
          </table:table-cell>
          <table:table-cell office:value-type="float" office:value="180476">
            <text:p>180476</text:p>
          </table:table-cell>
          <table:table-cell office:value-type="float" office:value="188736">
            <text:p>188736</text:p>
          </table:table-cell>
          <table:table-cell office:value-type="float" office:value="8260">
            <text:p>8260</text:p>
          </table:table-cell>
          <table:table-cell office:value-type="float" office:value="4.58">
            <text:p>4,58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orea Południowa</text:p>
          </table:table-cell>
          <table:table-cell office:value-type="float" office:value="592110">
            <text:p>592110</text:p>
          </table:table-cell>
          <table:table-cell office:value-type="float" office:value="619910">
            <text:p>619910</text:p>
          </table:table-cell>
          <table:table-cell office:value-type="float" office:value="27800">
            <text:p>27800</text:p>
          </table:table-cell>
          <table:table-cell office:value-type="float" office:value="4.7">
            <text:p>4,70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uksemburg</text:p>
          </table:table-cell>
          <table:table-cell office:value-type="float" office:value="8588">
            <text:p>8588</text:p>
          </table:table-cell>
          <table:table-cell office:value-type="float" office:value="9053">
            <text:p>9053</text:p>
          </table:table-cell>
          <table:table-cell office:value-type="float" office:value="465">
            <text:p>465</text:p>
          </table:table-cell>
          <table:table-cell office:value-type="float" office:value="5.41">
            <text:p>5,41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iemcy</text:p>
          </table:table-cell>
          <table:table-cell office:value-type="float" office:value="1889067">
            <text:p>1889067</text:p>
          </table:table-cell>
          <table:table-cell office:value-type="float" office:value="1992701">
            <text:p>1992701</text:p>
          </table:table-cell>
          <table:table-cell office:value-type="float" office:value="103634">
            <text:p>103634</text:p>
          </table:table-cell>
          <table:table-cell office:value-type="float" office:value="5.49">
            <text:p>5,49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ongkong</text:p>
          </table:table-cell>
          <table:table-cell office:value-type="float" office:value="96357">
            <text:p>96357</text:p>
          </table:table-cell>
          <table:table-cell office:value-type="float" office:value="101834">
            <text:p>101834</text:p>
          </table:table-cell>
          <table:table-cell office:value-type="float" office:value="5477">
            <text:p>5477</text:p>
          </table:table-cell>
          <table:table-cell office:value-type="float" office:value="5.68">
            <text:p>5,68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onako</text:p>
          </table:table-cell>
          <table:table-cell office:value-type="float" office:value="1050">
            <text:p>1050</text:p>
          </table:table-cell>
          <table:table-cell office:value-type="float" office:value="1114">
            <text:p>1114</text:p>
          </table:table-cell>
          <table:table-cell office:value-type="float" office:value="64">
            <text:p>64</text:p>
          </table:table-cell>
          <table:table-cell office:value-type="float" office:value="6.1">
            <text:p>6,10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rugwaj</text:p>
          </table:table-cell>
          <table:table-cell office:value-type="float" office:value="68935">
            <text:p>68935</text:p>
          </table:table-cell>
          <table:table-cell office:value-type="float" office:value="73237">
            <text:p>73237</text:p>
          </table:table-cell>
          <table:table-cell office:value-type="float" office:value="4302">
            <text:p>4302</text:p>
          </table:table-cell>
          <table:table-cell office:value-type="float" office:value="6.24">
            <text:p>6,24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rlandia</text:p>
          </table:table-cell>
          <table:table-cell office:value-type="float" office:value="62410">
            <text:p>62410</text:p>
          </table:table-cell>
          <table:table-cell office:value-type="float" office:value="66335">
            <text:p>66335</text:p>
          </table:table-cell>
          <table:table-cell office:value-type="float" office:value="3925">
            <text:p>3925</text:p>
          </table:table-cell>
          <table:table-cell office:value-type="float" office:value="6.29">
            <text:p>6,29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Kanada</text:p>
          </table:table-cell>
          <table:table-cell office:value-type="float" office:value="523630">
            <text:p>523630</text:p>
          </table:table-cell>
          <table:table-cell office:value-type="float" office:value="558930">
            <text:p>558930</text:p>
          </table:table-cell>
          <table:table-cell office:value-type="float" office:value="35300">
            <text:p>35300</text:p>
          </table:table-cell>
          <table:table-cell office:value-type="float" office:value="6.74">
            <text:p>6,74</text:p>
          </table:table-cell>
          <table:table-cell office:value-type="float" office:value="96">
            <text:p>96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eunion</text:p>
          </table:table-cell>
          <table:table-cell office:value-type="float" office:value="10118">
            <text:p>10118</text:p>
          </table:table-cell>
          <table:table-cell office:value-type="float" office:value="10927">
            <text:p>10927</text:p>
          </table:table-cell>
          <table:table-cell office:value-type="float" office:value="809">
            <text:p>809</text:p>
          </table:table-cell>
          <table:table-cell office:value-type="float" office:value="8">
            <text:p>8,00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lezja</text:p>
          </table:table-cell>
          <table:table-cell office:value-type="float" office:value="257947">
            <text:p>257947</text:p>
          </table:table-cell>
          <table:table-cell office:value-type="float" office:value="279066">
            <text:p>279066</text:p>
          </table:table-cell>
          <table:table-cell office:value-type="float" office:value="21119">
            <text:p>21119</text:p>
          </table:table-cell>
          <table:table-cell office:value-type="float" office:value="8.19">
            <text:p>8,19</text:p>
          </table:table-cell>
          <table:table-cell office:value-type="float" office:value="18">
            <text:p>18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rancja</text:p>
          </table:table-cell>
          <table:table-cell office:value-type="float" office:value="1192946">
            <text:p>1192946</text:p>
          </table:table-cell>
          <table:table-cell office:value-type="float" office:value="1291440">
            <text:p>1291440</text:p>
          </table:table-cell>
          <table:table-cell office:value-type="float" office:value="98494">
            <text:p>98494</text:p>
          </table:table-cell>
          <table:table-cell office:value-type="float" office:value="8.26">
            <text:p>8,26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ingapur</text:p>
          </table:table-cell>
          <table:table-cell office:value-type="float" office:value="42728">
            <text:p>42728</text:p>
          </table:table-cell>
          <table:table-cell office:value-type="float" office:value="46274">
            <text:p>46274</text:p>
          </table:table-cell>
          <table:table-cell office:value-type="float" office:value="3546">
            <text:p>3546</text:p>
          </table:table-cell>
          <table:table-cell office:value-type="float" office:value="8.3">
            <text:p>8,30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zwajcaria</text:p>
          </table:table-cell>
          <table:table-cell office:value-type="float" office:value="134403">
            <text:p>134403</text:p>
          </table:table-cell>
          <table:table-cell office:value-type="float" office:value="145862">
            <text:p>145862</text:p>
          </table:table-cell>
          <table:table-cell office:value-type="float" office:value="11459">
            <text:p>11459</text:p>
          </table:table-cell>
          <table:table-cell office:value-type="float" office:value="8.53">
            <text:p>8,53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elgia</text:p>
          </table:table-cell>
          <table:table-cell office:value-type="float" office:value="218777">
            <text:p>218777</text:p>
          </table:table-cell>
          <table:table-cell office:value-type="float" office:value="237800">
            <text:p>237800</text:p>
          </table:table-cell>
          <table:table-cell office:value-type="float" office:value="19023">
            <text:p>19023</text:p>
          </table:table-cell>
          <table:table-cell office:value-type="float" office:value="8.7">
            <text:p>8,70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ajlandia</text:p>
          </table:table-cell>
          <table:table-cell office:value-type="float" office:value="979752">
            <text:p>979752</text:p>
          </table:table-cell>
          <table:table-cell office:value-type="float" office:value="1065088">
            <text:p>1065088</text:p>
          </table:table-cell>
          <table:table-cell office:value-type="float" office:value="85336">
            <text:p>85336</text:p>
          </table:table-cell>
          <table:table-cell office:value-type="float" office:value="8.71">
            <text:p>8,71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ominika</text:p>
          </table:table-cell>
          <table:table-cell office:value-type="float" office:value="72335">
            <text:p>72335</text:p>
          </table:table-cell>
          <table:table-cell office:value-type="float" office:value="79002">
            <text:p>79002</text:p>
          </table:table-cell>
          <table:table-cell office:value-type="float" office:value="6667">
            <text:p>6667</text:p>
          </table:table-cell>
          <table:table-cell office:value-type="float" office:value="9.22">
            <text:p>9,22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iechtenstein</text:p>
          </table:table-cell>
          <table:table-cell office:value-type="float" office:value="537">
            <text:p>537</text:p>
          </table:table-cell>
          <table:table-cell office:value-type="float" office:value="587">
            <text:p>587</text:p>
          </table:table-cell>
          <table:table-cell office:value-type="float" office:value="50">
            <text:p>50</text:p>
          </table:table-cell>
          <table:table-cell office:value-type="float" office:value="9.31">
            <text:p>9,31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ustria</text:p>
          </table:table-cell>
          <table:table-cell office:value-type="float" office:value="163548">
            <text:p>163548</text:p>
          </table:table-cell>
          <table:table-cell office:value-type="float" office:value="179424">
            <text:p>179424</text:p>
          </table:table-cell>
          <table:table-cell office:value-type="float" office:value="15876">
            <text:p>15876</text:p>
          </table:table-cell>
          <table:table-cell office:value-type="float" office:value="9.71">
            <text:p>9,71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zrael</text:p>
          </table:table-cell>
          <table:table-cell office:value-type="float" office:value="90210">
            <text:p>90210</text:p>
          </table:table-cell>
          <table:table-cell office:value-type="float" office:value="99019">
            <text:p>99019</text:p>
          </table:table-cell>
          <table:table-cell office:value-type="float" office:value="8809">
            <text:p>8809</text:p>
          </table:table-cell>
          <table:table-cell office:value-type="float" office:value="9.76">
            <text:p>9,76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alta</text:p>
          </table:table-cell>
          <table:table-cell office:value-type="float" office:value="7356">
            <text:p>7356</text:p>
          </table:table-cell>
          <table:table-cell office:value-type="float" office:value="8077">
            <text:p>8077</text:p>
          </table:table-cell>
          <table:table-cell office:value-type="float" office:value="721">
            <text:p>721</text:p>
          </table:table-cell>
          <table:table-cell office:value-type="float" office:value="9.8">
            <text:p>9,80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ortugalia</text:p>
          </table:table-cell>
          <table:table-cell office:value-type="float" office:value="224166">
            <text:p>224166</text:p>
          </table:table-cell>
          <table:table-cell office:value-type="float" office:value="247116">
            <text:p>247116</text:p>
          </table:table-cell>
          <table:table-cell office:value-type="float" office:value="22950">
            <text:p>22950</text:p>
          </table:table-cell>
          <table:table-cell office:value-type="float" office:value="10.24">
            <text:p>10,24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ypr</text:p>
          </table:table-cell>
          <table:table-cell office:value-type="float" office:value="12016">
            <text:p>12016</text:p>
          </table:table-cell>
          <table:table-cell office:value-type="float" office:value="13272">
            <text:p>13272</text:p>
          </table:table-cell>
          <table:table-cell office:value-type="float" office:value="1256">
            <text:p>1256</text:p>
          </table:table-cell>
          <table:table-cell office:value-type="float" office:value="10.45">
            <text:p>10,45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olandia</text:p>
          </table:table-cell>
          <table:table-cell office:value-type="float" office:value="304534">
            <text:p>304534</text:p>
          </table:table-cell>
          <table:table-cell office:value-type="float" office:value="337218">
            <text:p>337218</text:p>
          </table:table-cell>
          <table:table-cell office:value-type="float" office:value="32684">
            <text:p>32684</text:p>
          </table:table-cell>
          <table:table-cell office:value-type="float" office:value="10.73">
            <text:p>10,73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auritius</text:p>
          </table:table-cell>
          <table:table-cell office:value-type="float" office:value="21961">
            <text:p>21961</text:p>
          </table:table-cell>
          <table:table-cell office:value-type="float" office:value="24334">
            <text:p>24334</text:p>
          </table:table-cell>
          <table:table-cell office:value-type="float" office:value="2373">
            <text:p>2373</text:p>
          </table:table-cell>
          <table:table-cell office:value-type="float" office:value="10.81">
            <text:p>10,81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Estonia</text:p>
          </table:table-cell>
          <table:table-cell office:value-type="float" office:value="31016">
            <text:p>31016</text:p>
          </table:table-cell>
          <table:table-cell office:value-type="float" office:value="34398">
            <text:p>34398</text:p>
          </table:table-cell>
          <table:table-cell office:value-type="float" office:value="3382">
            <text:p>3382</text:p>
          </table:table-cell>
          <table:table-cell office:value-type="float" office:value="10.9">
            <text:p>10,90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ortoryko</text:p>
          </table:table-cell>
          <table:table-cell office:value-type="float" office:value="58199">
            <text:p>58199</text:p>
          </table:table-cell>
          <table:table-cell office:value-type="float" office:value="64699">
            <text:p>64699</text:p>
          </table:table-cell>
          <table:table-cell office:value-type="float" office:value="6500">
            <text:p>6500</text:p>
          </table:table-cell>
          <table:table-cell office:value-type="float" office:value="11.17">
            <text:p>11,17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ielka Brytania</text:p>
          </table:table-cell>
          <table:table-cell office:value-type="float" office:value="1213841">
            <text:p>1213841</text:p>
          </table:table-cell>
          <table:table-cell office:value-type="float" office:value="1350787">
            <text:p>1350787</text:p>
          </table:table-cell>
          <table:table-cell office:value-type="float" office:value="136946">
            <text:p>136946</text:p>
          </table:table-cell>
          <table:table-cell office:value-type="float" office:value="11.28">
            <text:p>11,28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Łotwa</text:p>
          </table:table-cell>
          <table:table-cell office:value-type="float" office:value="56375">
            <text:p>56375</text:p>
          </table:table-cell>
          <table:table-cell office:value-type="float" office:value="62744">
            <text:p>62744</text:p>
          </table:table-cell>
          <table:table-cell office:value-type="float" office:value="6369">
            <text:p>6369</text:p>
          </table:table-cell>
          <table:table-cell office:value-type="float" office:value="11.3">
            <text:p>11,30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recja</text:p>
          </table:table-cell>
          <table:table-cell office:value-type="float" office:value="244490">
            <text:p>244490</text:p>
          </table:table-cell>
          <table:table-cell office:value-type="float" office:value="273874">
            <text:p>273874</text:p>
          </table:table-cell>
          <table:table-cell office:value-type="float" office:value="29384">
            <text:p>29384</text:p>
          </table:table-cell>
          <table:table-cell office:value-type="float" office:value="12.02">
            <text:p>12,02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Hiszpania</text:p>
          </table:table-cell>
          <table:table-cell office:value-type="float" office:value="838908">
            <text:p>838908</text:p>
          </table:table-cell>
          <table:table-cell office:value-type="float" office:value="944394">
            <text:p>944394</text:p>
          </table:table-cell>
          <table:table-cell office:value-type="float" office:value="105486">
            <text:p>105486</text:p>
          </table:table-cell>
          <table:table-cell office:value-type="float" office:value="12.57">
            <text:p>12,57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łochy</text:p>
          </table:table-cell>
          <table:table-cell office:value-type="float" office:value="1281848">
            <text:p>1281848</text:p>
          </table:table-cell>
          <table:table-cell office:value-type="float" office:value="1446678">
            <text:p>1446678</text:p>
          </table:table-cell>
          <table:table-cell office:value-type="float" office:value="164830">
            <text:p>164830</text:p>
          </table:table-cell>
          <table:table-cell office:value-type="float" office:value="12.86">
            <text:p>12,86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Uzbekistan</text:p>
          </table:table-cell>
          <table:table-cell office:value-type="float" office:value="309483">
            <text:p>309483</text:p>
          </table:table-cell>
          <table:table-cell office:value-type="float" office:value="350177">
            <text:p>350177</text:p>
          </table:table-cell>
          <table:table-cell office:value-type="float" office:value="40694">
            <text:p>40694</text:p>
          </table:table-cell>
          <table:table-cell office:value-type="float" office:value="13.15">
            <text:p>13,15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Węgry</text:p>
          </table:table-cell>
          <table:table-cell office:value-type="float" office:value="259890">
            <text:p>259890</text:p>
          </table:table-cell>
          <table:table-cell office:value-type="float" office:value="294785">
            <text:p>294785</text:p>
          </table:table-cell>
          <table:table-cell office:value-type="float" office:value="34895">
            <text:p>34895</text:p>
          </table:table-cell>
          <table:table-cell office:value-type="float" office:value="13.43">
            <text:p>13,43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kraina</text:p>
          </table:table-cell>
          <table:table-cell office:value-type="float" office:value="1168779">
            <text:p>1168779</text:p>
          </table:table-cell>
          <table:table-cell office:value-type="float" office:value="1331098">
            <text:p>1331098</text:p>
          </table:table-cell>
          <table:table-cell office:value-type="float" office:value="162319">
            <text:p>162319</text:p>
          </table:table-cell>
          <table:table-cell office:value-type="float" office:value="13.89">
            <text:p>13,89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łowenia</text:p>
          </table:table-cell>
          <table:table-cell office:value-type="float" office:value="40975">
            <text:p>40975</text:p>
          </table:table-cell>
          <table:table-cell office:value-type="float" office:value="46709">
            <text:p>46709</text:p>
          </table:table-cell>
          <table:table-cell office:value-type="float" office:value="5734">
            <text:p>5734</text:p>
          </table:table-cell>
          <table:table-cell office:value-type="float" office:value="13.99">
            <text:p>13,99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horwacja</text:p>
          </table:table-cell>
          <table:table-cell office:value-type="float" office:value="104173">
            <text:p>104173</text:p>
          </table:table-cell>
          <table:table-cell office:value-type="float" office:value="119058">
            <text:p>119058</text:p>
          </table:table-cell>
          <table:table-cell office:value-type="float" office:value="14885">
            <text:p>14885</text:p>
          </table:table-cell>
          <table:table-cell office:value-type="float" office:value="14.29">
            <text:p>14,29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Litwa</text:p>
          </table:table-cell>
          <table:table-cell office:value-type="float" office:value="77636">
            <text:p>77636</text:p>
          </table:table-cell>
          <table:table-cell office:value-type="float" office:value="89711">
            <text:p>89711</text:p>
          </table:table-cell>
          <table:table-cell office:value-type="float" office:value="12075">
            <text:p>12075</text:p>
          </table:table-cell>
          <table:table-cell office:value-type="float" office:value="15.55">
            <text:p>15,55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ołdowa</text:p>
          </table:table-cell>
          <table:table-cell office:value-type="float" office:value="73970">
            <text:p>73970</text:p>
          </table:table-cell>
          <table:table-cell office:value-type="float" office:value="86102">
            <text:p>86102</text:p>
          </table:table-cell>
          <table:table-cell office:value-type="float" office:value="12132">
            <text:p>12132</text:p>
          </table:table-cell>
          <table:table-cell office:value-type="float" office:value="16.4">
            <text:p>16,40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amajka</text:p>
          </table:table-cell>
          <table:table-cell office:value-type="float" office:value="34256">
            <text:p>34256</text:p>
          </table:table-cell>
          <table:table-cell office:value-type="float" office:value="40056">
            <text:p>40056</text:p>
          </table:table-cell>
          <table:table-cell office:value-type="float" office:value="5800">
            <text:p>5800</text:p>
          </table:table-cell>
          <table:table-cell office:value-type="float" office:value="16.93">
            <text:p>16,93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Katar</text:p>
          </table:table-cell>
          <table:table-cell office:value-type="float" office:value="4585">
            <text:p>4585</text:p>
          </table:table-cell>
          <table:table-cell office:value-type="float" office:value="5401">
            <text:p>5401</text:p>
          </table:table-cell>
          <table:table-cell office:value-type="float" office:value="816">
            <text:p>816</text:p>
          </table:table-cell>
          <table:table-cell office:value-type="float" office:value="17.8">
            <text:p>17,80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ruzja</text:p>
          </table:table-cell>
          <table:table-cell office:value-type="float" office:value="93183">
            <text:p>93183</text:p>
          </table:table-cell>
          <table:table-cell office:value-type="float" office:value="110443">
            <text:p>110443</text:p>
          </table:table-cell>
          <table:table-cell office:value-type="float" office:value="17260">
            <text:p>17260</text:p>
          </table:table-cell>
          <table:table-cell office:value-type="float" office:value="18.52">
            <text:p>18,52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zechy</text:p>
          </table:table-cell>
          <table:table-cell office:value-type="float" office:value="224644">
            <text:p>224644</text:p>
          </table:table-cell>
          <table:table-cell office:value-type="float" office:value="267123">
            <text:p>267123</text:p>
          </table:table-cell>
          <table:table-cell office:value-type="float" office:value="42479">
            <text:p>42479</text:p>
          </table:table-cell>
          <table:table-cell office:value-type="float" office:value="18.91">
            <text:p>18,91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Kostaryka</text:p>
          </table:table-cell>
          <table:table-cell office:value-type="float" office:value="48054">
            <text:p>48054</text:p>
          </table:table-cell>
          <table:table-cell office:value-type="float" office:value="57290">
            <text:p>57290</text:p>
          </table:table-cell>
          <table:table-cell office:value-type="float" office:value="9236">
            <text:p>9236</text:p>
          </table:table-cell>
          <table:table-cell office:value-type="float" office:value="19.22">
            <text:p>19,22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Kirgistan</text:p>
          </table:table-cell>
          <table:table-cell office:value-type="float" office:value="66284">
            <text:p>66284</text:p>
          </table:table-cell>
          <table:table-cell office:value-type="float" office:value="79170">
            <text:p>79170</text:p>
          </table:table-cell>
          <table:table-cell office:value-type="float" office:value="12886">
            <text:p>12886</text:p>
          </table:table-cell>
          <table:table-cell office:value-type="float" office:value="19.44">
            <text:p>19,44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tany Zjednoczone</text:p>
          </table:table-cell>
          <table:table-cell office:value-type="float" office:value="5691707">
            <text:p>5691707</text:p>
          </table:table-cell>
          <table:table-cell office:value-type="float" office:value="6813291">
            <text:p>6813291</text:p>
          </table:table-cell>
          <table:table-cell office:value-type="float" office:value="1121584">
            <text:p>1121584</text:p>
          </table:table-cell>
          <table:table-cell office:value-type="float" office:value="19.71">
            <text:p>19,71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addniestrze</text:p>
          </table:table-cell>
          <table:table-cell office:value-type="float" office:value="13537">
            <text:p>13537</text:p>
          </table:table-cell>
          <table:table-cell office:value-type="float" office:value="16238">
            <text:p>16238</text:p>
          </table:table-cell>
          <table:table-cell office:value-type="float" office:value="2701">
            <text:p>2701</text:p>
          </table:table-cell>
          <table:table-cell office:value-type="float" office:value="19.95">
            <text:p>19,95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artynika</text:p>
          </table:table-cell>
          <table:table-cell office:value-type="float" office:value="6813">
            <text:p>6813</text:p>
          </table:table-cell>
          <table:table-cell office:value-type="float" office:value="8187">
            <text:p>8187</text:p>
          </table:table-cell>
          <table:table-cell office:value-type="float" office:value="1374">
            <text:p>1374</text:p>
          </table:table-cell>
          <table:table-cell office:value-type="float" office:value="20.17">
            <text:p>20,17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umunia</text:p>
          </table:table-cell>
          <table:table-cell office:value-type="float" office:value="521933">
            <text:p>521933</text:p>
          </table:table-cell>
          <table:table-cell office:value-type="float" office:value="627408">
            <text:p>627408</text:p>
          </table:table-cell>
          <table:table-cell office:value-type="float" office:value="105475">
            <text:p>105475</text:p>
          </table:table-cell>
          <table:table-cell office:value-type="float" office:value="20.21">
            <text:p>20,21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olska</text:p>
          </table:table-cell>
          <table:table-cell office:value-type="float" office:value="818936">
            <text:p>818936</text:p>
          </table:table-cell>
          <table:table-cell office:value-type="float" office:value="992493">
            <text:p>992493</text:p>
          </table:table-cell>
          <table:table-cell office:value-type="float" office:value="173557">
            <text:p>173557</text:p>
          </table:table-cell>
          <table:table-cell office:value-type="float" office:value="21.19">
            <text:p>21,19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unezja</text:p>
          </table:table-cell>
          <table:table-cell office:value-type="float" office:value="93377">
            <text:p>93377</text:p>
          </table:table-cell>
          <table:table-cell office:value-type="float" office:value="113383">
            <text:p>113383</text:p>
          </table:table-cell>
          <table:table-cell office:value-type="float" office:value="20006">
            <text:p>20006</text:p>
          </table:table-cell>
          <table:table-cell office:value-type="float" office:value="21.42">
            <text:p>21,42</text:p>
          </table:table-cell>
          <table:table-cell office:value-type="float" office:value="16">
            <text:p>16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fryka Południowa</text:p>
          </table:table-cell>
          <table:table-cell office:value-type="float" office:value="1052446">
            <text:p>1052446</text:p>
          </table:table-cell>
          <table:table-cell office:value-type="float" office:value="1278033">
            <text:p>1278033</text:p>
          </table:table-cell>
          <table:table-cell office:value-type="float" office:value="225587">
            <text:p>225587</text:p>
          </table:table-cell>
          <table:table-cell office:value-type="float" office:value="21.43">
            <text:p>21,43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hile</text:p>
          </table:table-cell>
          <table:table-cell office:value-type="float" office:value="215806">
            <text:p>215806</text:p>
          </table:table-cell>
          <table:table-cell office:value-type="float" office:value="262304">
            <text:p>262304</text:p>
          </table:table-cell>
          <table:table-cell office:value-type="float" office:value="46498">
            <text:p>46498</text:p>
          </table:table-cell>
          <table:table-cell office:value-type="float" office:value="21.55">
            <text:p>21,55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zarnogóra</text:p>
          </table:table-cell>
          <table:table-cell office:value-type="float" office:value="10731">
            <text:p>10731</text:p>
          </table:table-cell>
          <table:table-cell office:value-type="float" office:value="13048">
            <text:p>13048</text:p>
          </table:table-cell>
          <table:table-cell office:value-type="float" office:value="2317">
            <text:p>2317</text:p>
          </table:table-cell>
          <table:table-cell office:value-type="float" office:value="21.59">
            <text:p>21,59</text:p>
          </table:table-cell>
          <table:table-cell office:value-type="float" office:value="86">
            <text:p>86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Gujana Francuska</text:p>
          </table:table-cell>
          <table:table-cell office:value-type="float" office:value="1875">
            <text:p>1875</text:p>
          </table:table-cell>
          <table:table-cell office:value-type="float" office:value="2283">
            <text:p>2283</text:p>
          </table:table-cell>
          <table:table-cell office:value-type="float" office:value="408">
            <text:p>408</text:p>
          </table:table-cell>
          <table:table-cell office:value-type="float" office:value="21.76">
            <text:p>21,76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łowacja</text:p>
          </table:table-cell>
          <table:table-cell office:value-type="float" office:value="107252">
            <text:p>107252</text:p>
          </table:table-cell>
          <table:table-cell office:value-type="float" office:value="131175">
            <text:p>131175</text:p>
          </table:table-cell>
          <table:table-cell office:value-type="float" office:value="23923">
            <text:p>23923</text:p>
          </table:table-cell>
          <table:table-cell office:value-type="float" office:value="22.31">
            <text:p>22,31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ilipiny</text:p>
          </table:table-cell>
          <table:table-cell office:value-type="float" office:value="1107817">
            <text:p>1107817</text:p>
          </table:table-cell>
          <table:table-cell office:value-type="float" office:value="1364390">
            <text:p>1364390</text:p>
          </table:table-cell>
          <table:table-cell office:value-type="float" office:value="256573">
            <text:p>256573</text:p>
          </table:table-cell>
          <table:table-cell office:value-type="float" office:value="23.16">
            <text:p>23,16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Aruba</text:p>
          </table:table-cell>
          <table:table-cell office:value-type="float" office:value="1382">
            <text:p>1382</text:p>
          </table:table-cell>
          <table:table-cell office:value-type="float" office:value="1707">
            <text:p>1707</text:p>
          </table:table-cell>
          <table:table-cell office:value-type="float" office:value="325">
            <text:p>325</text:p>
          </table:table-cell>
          <table:table-cell office:value-type="float" office:value="23.52">
            <text:p>23,52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gipt</text:p>
          </table:table-cell>
          <table:table-cell office:value-type="float" office:value="1130340">
            <text:p>1130340</text:p>
          </table:table-cell>
          <table:table-cell office:value-type="float" office:value="1398286">
            <text:p>1398286</text:p>
          </table:table-cell>
          <table:table-cell office:value-type="float" office:value="267946">
            <text:p>267946</text:p>
          </table:table-cell>
          <table:table-cell office:value-type="float" office:value="23.7">
            <text:p>23,70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wadelupa</text:p>
          </table:table-cell>
          <table:table-cell office:value-type="float" office:value="6587">
            <text:p>6587</text:p>
          </table:table-cell>
          <table:table-cell office:value-type="float" office:value="8179">
            <text:p>8179</text:p>
          </table:table-cell>
          <table:table-cell office:value-type="float" office:value="1592">
            <text:p>1592</text:p>
          </table:table-cell>
          <table:table-cell office:value-type="float" office:value="24.17">
            <text:p>24,17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olinezja Francuska</text:p>
          </table:table-cell>
          <table:table-cell office:value-type="float" office:value="2390">
            <text:p>2390</text:p>
          </table:table-cell>
          <table:table-cell office:value-type="float" office:value="2969">
            <text:p>2969</text:p>
          </table:table-cell>
          <table:table-cell office:value-type="float" office:value="579">
            <text:p>579</text:p>
          </table:table-cell>
          <table:table-cell office:value-type="float" office:value="24.23">
            <text:p>24,23</text:p>
          </table:table-cell>
          <table:table-cell office:value-type="float" office:value="18">
            <text:p>18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ośnia i Hercegowina</text:p>
          </table:table-cell>
          <table:table-cell office:value-type="float" office:value="73435">
            <text:p>73435</text:p>
          </table:table-cell>
          <table:table-cell office:value-type="float" office:value="91306">
            <text:p>91306</text:p>
          </table:table-cell>
          <table:table-cell office:value-type="float" office:value="17871">
            <text:p>17871</text:p>
          </table:table-cell>
          <table:table-cell office:value-type="float" office:value="24.34">
            <text:p>24,34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erbia</text:p>
          </table:table-cell>
          <table:table-cell office:value-type="float" office:value="203113">
            <text:p>203113</text:p>
          </table:table-cell>
          <table:table-cell office:value-type="float" office:value="252979">
            <text:p>252979</text:p>
          </table:table-cell>
          <table:table-cell office:value-type="float" office:value="49866">
            <text:p>49866</text:p>
          </table:table-cell>
          <table:table-cell office:value-type="float" office:value="24.55">
            <text:p>24,55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Panama</text:p>
          </table:table-cell>
          <table:table-cell office:value-type="float" office:value="33363">
            <text:p>33363</text:p>
          </table:table-cell>
          <table:table-cell office:value-type="float" office:value="41889">
            <text:p>41889</text:p>
          </table:table-cell>
          <table:table-cell office:value-type="float" office:value="8526">
            <text:p>8526</text:p>
          </table:table-cell>
          <table:table-cell office:value-type="float" office:value="25.56">
            <text:p>25,56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ułgaria</text:p>
          </table:table-cell>
          <table:table-cell office:value-type="float" office:value="216020">
            <text:p>216020</text:p>
          </table:table-cell>
          <table:table-cell office:value-type="float" office:value="272244">
            <text:p>272244</text:p>
          </table:table-cell>
          <table:table-cell office:value-type="float" office:value="56224">
            <text:p>56224</text:p>
          </table:table-cell>
          <table:table-cell office:value-type="float" office:value="26.03">
            <text:p>26,03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Rosja</text:p>
          </table:table-cell>
          <table:table-cell office:value-type="float" office:value="3627218">
            <text:p>3627218</text:p>
          </table:table-cell>
          <table:table-cell office:value-type="float" office:value="4584096">
            <text:p>4584096</text:p>
          </table:table-cell>
          <table:table-cell office:value-type="float" office:value="956878">
            <text:p>956878</text:p>
          </table:table-cell>
          <table:table-cell office:value-type="float" office:value="26.38">
            <text:p>26,38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Gwatemala</text:p>
          </table:table-cell>
          <table:table-cell office:value-type="float" office:value="163137">
            <text:p>163137</text:p>
          </table:table-cell>
          <table:table-cell office:value-type="float" office:value="209208">
            <text:p>209208</text:p>
          </table:table-cell>
          <table:table-cell office:value-type="float" office:value="46071">
            <text:p>46071</text:p>
          </table:table-cell>
          <table:table-cell office:value-type="float" office:value="28.24">
            <text:p>28,24</text:p>
          </table:table-cell>
          <table:table-cell office:value-type="float" office:value="102">
            <text:p>10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Brazylia</text:p>
          </table:table-cell>
          <table:table-cell office:value-type="float" office:value="2666521">
            <text:p>2666521</text:p>
          </table:table-cell>
          <table:table-cell office:value-type="float" office:value="3425372">
            <text:p>3425372</text:p>
          </table:table-cell>
          <table:table-cell office:value-type="float" office:value="758851">
            <text:p>758851</text:p>
          </table:table-cell>
          <table:table-cell office:value-type="float" office:value="28.46">
            <text:p>28,46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iban</text:p>
          </table:table-cell>
          <table:table-cell office:value-type="float" office:value="50045">
            <text:p>50045</text:p>
          </table:table-cell>
          <table:table-cell office:value-type="float" office:value="65342">
            <text:p>65342</text:p>
          </table:table-cell>
          <table:table-cell office:value-type="float" office:value="15297">
            <text:p>15297</text:p>
          </table:table-cell>
          <table:table-cell office:value-type="float" office:value="30.57">
            <text:p>30,57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Kazachstan</text:p>
          </table:table-cell>
          <table:table-cell office:value-type="float" office:value="264004">
            <text:p>264004</text:p>
          </table:table-cell>
          <table:table-cell office:value-type="float" office:value="345970">
            <text:p>345970</text:p>
          </table:table-cell>
          <table:table-cell office:value-type="float" office:value="81966">
            <text:p>81966</text:p>
          </table:table-cell>
          <table:table-cell office:value-type="float" office:value="31.05">
            <text:p>31,05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Oman</text:p>
          </table:table-cell>
          <table:table-cell office:value-type="float" office:value="17560">
            <text:p>17560</text:p>
          </table:table-cell>
          <table:table-cell office:value-type="float" office:value="23080">
            <text:p>23080</text:p>
          </table:table-cell>
          <table:table-cell office:value-type="float" office:value="5520">
            <text:p>5520</text:p>
          </table:table-cell>
          <table:table-cell office:value-type="float" office:value="31.44">
            <text:p>31,44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an Marino</text:p>
          </table:table-cell>
          <table:table-cell office:value-type="float" office:value="495">
            <text:p>495</text:p>
          </table:table-cell>
          <table:table-cell office:value-type="float" office:value="655">
            <text:p>655</text:p>
          </table:table-cell>
          <table:table-cell office:value-type="float" office:value="160">
            <text:p>160</text:p>
          </table:table-cell>
          <table:table-cell office:value-type="float" office:value="32.32">
            <text:p>32,32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lbania</text:p>
          </table:table-cell>
          <table:table-cell office:value-type="float" office:value="43741">
            <text:p>43741</text:p>
          </table:table-cell>
          <table:table-cell office:value-type="float" office:value="58185">
            <text:p>58185</text:p>
          </table:table-cell>
          <table:table-cell office:value-type="float" office:value="14444">
            <text:p>14444</text:p>
          </table:table-cell>
          <table:table-cell office:value-type="float" office:value="33.02">
            <text:p>33,02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zerbejdżan</text:p>
          </table:table-cell>
          <table:table-cell office:value-type="float" office:value="113697">
            <text:p>113697</text:p>
          </table:table-cell>
          <table:table-cell office:value-type="float" office:value="152525">
            <text:p>152525</text:p>
          </table:table-cell>
          <table:table-cell office:value-type="float" office:value="38828">
            <text:p>38828</text:p>
          </table:table-cell>
          <table:table-cell office:value-type="float" office:value="34.15">
            <text:p>34,15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Armenia</text:p>
          </table:table-cell>
          <table:table-cell office:value-type="float" office:value="51897">
            <text:p>51897</text:p>
          </table:table-cell>
          <table:table-cell office:value-type="float" office:value="70009">
            <text:p>70009</text:p>
          </table:table-cell>
          <table:table-cell office:value-type="float" office:value="18112">
            <text:p>18112</text:p>
          </table:table-cell>
          <table:table-cell office:value-type="float" office:value="34.9">
            <text:p>34,90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acedonia Północna</text:p>
          </table:table-cell>
          <table:table-cell office:value-type="float" office:value="40139">
            <text:p>40139</text:p>
          </table:table-cell>
          <table:table-cell office:value-type="float" office:value="54224">
            <text:p>54224</text:p>
          </table:table-cell>
          <table:table-cell office:value-type="float" office:value="14085">
            <text:p>14085</text:p>
          </table:table-cell>
          <table:table-cell office:value-type="float" office:value="35.09">
            <text:p>35,09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aragwaj</text:p>
          </table:table-cell>
          <table:table-cell office:value-type="float" office:value="66136">
            <text:p>66136</text:p>
          </table:table-cell>
          <table:table-cell office:value-type="float" office:value="89388">
            <text:p>89388</text:p>
          </table:table-cell>
          <table:table-cell office:value-type="float" office:value="23252">
            <text:p>23252</text:p>
          </table:table-cell>
          <table:table-cell office:value-type="float" office:value="35.16">
            <text:p>35,16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Iran</text:p>
          </table:table-cell>
          <table:table-cell office:value-type="float" office:value="756390">
            <text:p>756390</text:p>
          </table:table-cell>
          <table:table-cell office:value-type="float" office:value="1031325">
            <text:p>1031325</text:p>
          </table:table-cell>
          <table:table-cell office:value-type="float" office:value="274935">
            <text:p>274935</text:p>
          </table:table-cell>
          <table:table-cell office:value-type="float" office:value="36.35">
            <text:p>36,35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ajotta</text:p>
          </table:table-cell>
          <table:table-cell office:value-type="float" office:value="1463">
            <text:p>1463</text:p>
          </table:table-cell>
          <table:table-cell office:value-type="float" office:value="2017">
            <text:p>2017</text:p>
          </table:table-cell>
          <table:table-cell office:value-type="float" office:value="554">
            <text:p>554</text:p>
          </table:table-cell>
          <table:table-cell office:value-type="float" office:value="37.87">
            <text:p>37,87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Kolumbia</text:p>
          </table:table-cell>
          <table:table-cell office:value-type="float" office:value="475615">
            <text:p>475615</text:p>
          </table:table-cell>
          <table:table-cell office:value-type="float" office:value="658545">
            <text:p>658545</text:p>
          </table:table-cell>
          <table:table-cell office:value-type="float" office:value="182930">
            <text:p>182930</text:p>
          </table:table-cell>
          <table:table-cell office:value-type="float" office:value="38.46">
            <text:p>38,46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Kosowo</text:p>
          </table:table-cell>
          <table:table-cell office:value-type="float" office:value="18428">
            <text:p>18428</text:p>
          </table:table-cell>
          <table:table-cell office:value-type="float" office:value="25628">
            <text:p>25628</text:p>
          </table:table-cell>
          <table:table-cell office:value-type="float" office:value="7200">
            <text:p>7200</text:p>
          </table:table-cell>
          <table:table-cell office:value-type="float" office:value="39.07">
            <text:p>39,07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eksyk</text:p>
          </table:table-cell>
          <table:table-cell office:value-type="float" office:value="1449422">
            <text:p>1449422</text:p>
          </table:table-cell>
          <table:table-cell office:value-type="float" office:value="2126679">
            <text:p>2126679</text:p>
          </table:table-cell>
          <table:table-cell office:value-type="float" office:value="677257">
            <text:p>677257</text:p>
          </table:table-cell>
          <table:table-cell office:value-type="float" office:value="46.73">
            <text:p>46,73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kwador</text:p>
          </table:table-cell>
          <table:table-cell office:value-type="float" office:value="145248">
            <text:p>145248</text:p>
          </table:table-cell>
          <table:table-cell office:value-type="float" office:value="219617">
            <text:p>219617</text:p>
          </table:table-cell>
          <table:table-cell office:value-type="float" office:value="74369">
            <text:p>74369</text:p>
          </table:table-cell>
          <table:table-cell office:value-type="float" office:value="51.2">
            <text:p>51,20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oliwia</text:p>
          </table:table-cell>
          <table:table-cell office:value-type="float" office:value="103568">
            <text:p>103568</text:p>
          </table:table-cell>
          <table:table-cell office:value-type="float" office:value="161406">
            <text:p>161406</text:p>
          </table:table-cell>
          <table:table-cell office:value-type="float" office:value="57838">
            <text:p>57838</text:p>
          </table:table-cell>
          <table:table-cell office:value-type="float" office:value="55.85">
            <text:p>55,85</text:p>
          </table:table-cell>
          <table:table-cell office:value-type="float" office:value="24">
            <text:p>24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Peru</text:p>
          </table:table-cell>
          <table:table-cell office:value-type="float" office:value="227072">
            <text:p>227072</text:p>
          </table:table-cell>
          <table:table-cell office:value-type="float" office:value="473070">
            <text:p>473070</text:p>
          </table:table-cell>
          <table:table-cell office:value-type="float" office:value="245998">
            <text:p>245998</text:p>
          </table:table-cell>
          <table:table-cell office:value-type="float" office:value="108.33">
            <text:p>108,33</text:p>
          </table:table-cell>
          <table:table-cell office:value-type="float" office:value="104">
            <text:p>104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string">
            <text:p>Średnia</text:p>
          </table:table-cell>
          <table:table-cell table:number-columns-repeated="3"/>
          <table:table-cell table:formula="of:=AVERAGE([.F2:.F101])" office:value-type="float" office:value="17.6522">
            <text:p>17,6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:.C101])" office:value-type="float" office:value="38817479">
            <text:p>38817479</text:p>
          </table:table-cell>
          <table:table-cell table:formula="of:=SUM([.D2:.D101])" office:value-type="float" office:value="46152391">
            <text:p>46152391</text:p>
          </table:table-cell>
          <table:table-cell table:formula="of:=[.D103]-[.C103]" office:value-type="float" office:value="7334912">
            <text:p>7334912</text:p>
          </table:table-cell>
          <table:table-cell table:formula="of:=[.E103]/[.C103]*100" office:value-type="float" office:value="18.8958999630038">
            <text:p>18,90</text:p>
          </table:table-cell>
          <table:table-cell table:number-columns-repeated="2"/>
        </table:table-row>
        <table:table-row table:style-name="ro1" table:number-rows-repeated="104847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9">09.05.2022</text:date>, <text:time>11:16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05-09T11:16:25.21</dc:date>
    <dc:creator>Andrzej Bystrzycki</dc:creator>
    <meta:document-statistic meta:table-count="1" meta:cell-count="815" meta:object-count="0"/>
    <meta:generator>OpenOffice.org/3.3$Win32 OpenOffice.org_project/330m20$Build-9567</meta:generator>
  </office:meta>
</office:document-meta>
</file>